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29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56:07 3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9.98994" calcext:value-type="float">
            <text:p>699,98994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2"/>
          <table:table-cell table:formula="of:=AVERAGE([.C2:.C2010])" office:value-type="float" office:value="1206.34345794393" calcext:value-type="float">
            <text:p>1206,3434579439</text:p>
          </table:table-cell>
          <table:table-cell table:formula="of:=AVERAGE([.D2:.D2010])" office:value-type="float" office:value="3875.20327102804" calcext:value-type="float">
            <text:p>3875,2032710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.01388" calcext:value-type="float">
            <text:p>800,01388</text:p>
          </table:table-cell>
          <table:table-cell office:value-type="float" office:value="1226" calcext:value-type="float">
            <text:p>1226</text:p>
          </table:table-cell>
          <table:table-cell office:value-type="float" office:value="3890" calcext:value-type="float">
            <text:p>3890</text:p>
          </table:table-cell>
          <table:table-cell table:number-columns-repeated="2"/>
          <table:table-cell table:formula="of:=COM.MICROSOFT.STDEV.P([.C2:.C2010])" office:value-type="float" office:value="15.8536318904341" calcext:value-type="float">
            <text:p>15,8536318904</text:p>
          </table:table-cell>
          <table:table-cell table:formula="of:=COM.MICROSOFT.STDEV.P([.D2:.D2010])" office:value-type="float" office:value="14.3459684835246" calcext:value-type="float">
            <text:p>14,34596848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.0068" calcext:value-type="float">
            <text:p>900,0068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.99152" calcext:value-type="float">
            <text:p>999,99152</text:p>
          </table:table-cell>
          <table:table-cell office:value-type="float" office:value="1221" calcext:value-type="float">
            <text:p>1221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.04442" calcext:value-type="float">
            <text:p>1100,04442</text:p>
          </table:table-cell>
          <table:table-cell office:value-type="float" office:value="1171" calcext:value-type="float">
            <text:p>1171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9.99024" calcext:value-type="float">
            <text:p>1199,99024</text:p>
          </table:table-cell>
          <table:table-cell office:value-type="float" office:value="1196" calcext:value-type="float">
            <text:p>1196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0.02344" calcext:value-type="float">
            <text:p>1300,02344</text:p>
          </table:table-cell>
          <table:table-cell office:value-type="float" office:value="1224" calcext:value-type="float">
            <text:p>1224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9.99646" calcext:value-type="float">
            <text:p>1399,99646</text:p>
          </table:table-cell>
          <table:table-cell office:value-type="float" office:value="1227" calcext:value-type="float">
            <text:p>1227</text:p>
          </table:table-cell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.02086" calcext:value-type="float">
            <text:p>1500,02086</text:p>
          </table:table-cell>
          <table:table-cell office:value-type="float" office:value="1198" calcext:value-type="float">
            <text:p>119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9.9977" calcext:value-type="float">
            <text:p>1599,9977</text:p>
          </table:table-cell>
          <table:table-cell office:value-type="float" office:value="1211" calcext:value-type="float">
            <text:p>1211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9.99368" calcext:value-type="float">
            <text:p>1699,99368</text:p>
          </table:table-cell>
          <table:table-cell office:value-type="float" office:value="1221" calcext:value-type="float">
            <text:p>1221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.00726" calcext:value-type="float">
            <text:p>1800,00726</text:p>
          </table:table-cell>
          <table:table-cell office:value-type="float" office:value="1211" calcext:value-type="float">
            <text:p>1211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.99338" calcext:value-type="float">
            <text:p>1899,99338</text:p>
          </table:table-cell>
          <table:table-cell office:value-type="float" office:value="1194" calcext:value-type="float">
            <text:p>1194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.02006" calcext:value-type="float">
            <text:p>2000,02006</text:p>
          </table:table-cell>
          <table:table-cell office:value-type="float" office:value="1194" calcext:value-type="float">
            <text:p>1194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9.99548" calcext:value-type="float">
            <text:p>2099,99548</text:p>
          </table:table-cell>
          <table:table-cell office:value-type="float" office:value="1202" calcext:value-type="float">
            <text:p>1202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9868" calcext:value-type="float">
            <text:p>2199,99868</text:p>
          </table:table-cell>
          <table:table-cell office:value-type="float" office:value="1194" calcext:value-type="float">
            <text:p>1194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.04768" calcext:value-type="float">
            <text:p>2300,04768</text:p>
          </table:table-cell>
          <table:table-cell office:value-type="float" office:value="1224" calcext:value-type="float">
            <text:p>1224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.00482" calcext:value-type="float">
            <text:p>2400,00482</text:p>
          </table:table-cell>
          <table:table-cell office:value-type="float" office:value="1195" calcext:value-type="float">
            <text:p>1195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9612" calcext:value-type="float">
            <text:p>2499,99612</text:p>
          </table:table-cell>
          <table:table-cell office:value-type="float" office:value="1225" calcext:value-type="float">
            <text:p>1225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902" calcext:value-type="float">
            <text:p>2599,9902</text:p>
          </table:table-cell>
          <table:table-cell office:value-type="float" office:value="1195" calcext:value-type="float">
            <text:p>1195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.05908" calcext:value-type="float">
            <text:p>2700,05908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.00314" calcext:value-type="float">
            <text:p>2800,00314</text:p>
          </table:table-cell>
          <table:table-cell office:value-type="float" office:value="1198" calcext:value-type="float">
            <text:p>119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99.99986" calcext:value-type="float">
            <text:p>2899,99986</text:p>
          </table:table-cell>
          <table:table-cell office:value-type="float" office:value="1227" calcext:value-type="float">
            <text:p>1227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0.022" calcext:value-type="float">
            <text:p>3000,022</text:p>
          </table:table-cell>
          <table:table-cell office:value-type="float" office:value="1221" calcext:value-type="float">
            <text:p>1221</text:p>
          </table:table-cell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9886" calcext:value-type="float">
            <text:p>3099,99886</text:p>
          </table:table-cell>
          <table:table-cell office:value-type="float" office:value="1228" calcext:value-type="float">
            <text:p>1228</text:p>
          </table:table-cell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212" calcext:value-type="float">
            <text:p>3200,0212</text:p>
          </table:table-cell>
          <table:table-cell office:value-type="float" office:value="1210" calcext:value-type="float">
            <text:p>1210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99.98666" calcext:value-type="float">
            <text:p>3299,98666</text:p>
          </table:table-cell>
          <table:table-cell office:value-type="float" office:value="1202" calcext:value-type="float">
            <text:p>1202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9246" calcext:value-type="float">
            <text:p>3399,99246</text:p>
          </table:table-cell>
          <table:table-cell office:value-type="float" office:value="1227" calcext:value-type="float">
            <text:p>1227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.02156" calcext:value-type="float">
            <text:p>3500,02156</text:p>
          </table:table-cell>
          <table:table-cell office:value-type="float" office:value="1193" calcext:value-type="float">
            <text:p>1193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.02282" calcext:value-type="float">
            <text:p>3600,02282</text:p>
          </table:table-cell>
          <table:table-cell office:value-type="float" office:value="1202" calcext:value-type="float">
            <text:p>1202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.04606" calcext:value-type="float">
            <text:p>3700,04606</text:p>
          </table:table-cell>
          <table:table-cell office:value-type="float" office:value="1181" calcext:value-type="float">
            <text:p>1181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99.99462" calcext:value-type="float">
            <text:p>3799,99462</text:p>
          </table:table-cell>
          <table:table-cell office:value-type="float" office:value="1197" calcext:value-type="float">
            <text:p>1197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0.03938" calcext:value-type="float">
            <text:p>3900,03938</text:p>
          </table:table-cell>
          <table:table-cell office:value-type="float" office:value="1207" calcext:value-type="float">
            <text:p>1207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.03216" calcext:value-type="float">
            <text:p>4000,03216</text:p>
          </table:table-cell>
          <table:table-cell office:value-type="float" office:value="1211" calcext:value-type="float">
            <text:p>1211</text:p>
          </table:table-cell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9682" calcext:value-type="float">
            <text:p>4099,99682</text:p>
          </table:table-cell>
          <table:table-cell office:value-type="float" office:value="1224" calcext:value-type="float">
            <text:p>1224</text:p>
          </table:table-cell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99.99866" calcext:value-type="float">
            <text:p>4199,99866</text:p>
          </table:table-cell>
          <table:table-cell office:value-type="float" office:value="1180" calcext:value-type="float">
            <text:p>1180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0.00056" calcext:value-type="float">
            <text:p>4300,00056</text:p>
          </table:table-cell>
          <table:table-cell office:value-type="float" office:value="1232" calcext:value-type="float">
            <text:p>1232</text:p>
          </table:table-cell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0.0198" calcext:value-type="float">
            <text:p>4400,0198</text:p>
          </table:table-cell>
          <table:table-cell office:value-type="float" office:value="1195" calcext:value-type="float">
            <text:p>1195</text:p>
          </table:table-cell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.04038" calcext:value-type="float">
            <text:p>4500,04038</text:p>
          </table:table-cell>
          <table:table-cell office:value-type="float" office:value="1194" calcext:value-type="float">
            <text:p>1194</text:p>
          </table:table-cell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0.03372" calcext:value-type="float">
            <text:p>4600,03372</text:p>
          </table:table-cell>
          <table:table-cell office:value-type="float" office:value="1227" calcext:value-type="float">
            <text:p>1227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0.04566" calcext:value-type="float">
            <text:p>4700,04566</text:p>
          </table:table-cell>
          <table:table-cell office:value-type="float" office:value="1193" calcext:value-type="float">
            <text:p>1193</text:p>
          </table:table-cell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0.03162" calcext:value-type="float">
            <text:p>4800,03162</text:p>
          </table:table-cell>
          <table:table-cell office:value-type="float" office:value="1215" calcext:value-type="float">
            <text:p>1215</text:p>
          </table:table-cell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0.02982" calcext:value-type="float">
            <text:p>4900,02982</text:p>
          </table:table-cell>
          <table:table-cell office:value-type="float" office:value="1182" calcext:value-type="float">
            <text:p>1182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.02042" calcext:value-type="float">
            <text:p>5000,02042</text:p>
          </table:table-cell>
          <table:table-cell office:value-type="float" office:value="1207" calcext:value-type="float">
            <text:p>1207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.01614" calcext:value-type="float">
            <text:p>5100,01614</text:p>
          </table:table-cell>
          <table:table-cell office:value-type="float" office:value="1227" calcext:value-type="float">
            <text:p>1227</text:p>
          </table:table-cell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3082" calcext:value-type="float">
            <text:p>5200,03082</text:p>
          </table:table-cell>
          <table:table-cell office:value-type="float" office:value="1224" calcext:value-type="float">
            <text:p>1224</text:p>
          </table:table-cell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935" calcext:value-type="float">
            <text:p>5299,9935</text:p>
          </table:table-cell>
          <table:table-cell office:value-type="float" office:value="1195" calcext:value-type="float">
            <text:p>1195</text:p>
          </table:table-cell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3954" calcext:value-type="float">
            <text:p>5400,03954</text:p>
          </table:table-cell>
          <table:table-cell office:value-type="float" office:value="1212" calcext:value-type="float">
            <text:p>1212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7494" calcext:value-type="float">
            <text:p>5500,07494</text:p>
          </table:table-cell>
          <table:table-cell office:value-type="float" office:value="1198" calcext:value-type="float">
            <text:p>1198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8824" calcext:value-type="float">
            <text:p>5599,98824</text:p>
          </table:table-cell>
          <table:table-cell office:value-type="float" office:value="1224" calcext:value-type="float">
            <text:p>1224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99.9925" calcext:value-type="float">
            <text:p>5699,9925</text:p>
          </table:table-cell>
          <table:table-cell office:value-type="float" office:value="1212" calcext:value-type="float">
            <text:p>1212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00.06956" calcext:value-type="float">
            <text:p>5800,06956</text:p>
          </table:table-cell>
          <table:table-cell office:value-type="float" office:value="1228" calcext:value-type="float">
            <text:p>1228</text:p>
          </table:table-cell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99.99258" calcext:value-type="float">
            <text:p>5899,99258</text:p>
          </table:table-cell>
          <table:table-cell office:value-type="float" office:value="1211" calcext:value-type="float">
            <text:p>1211</text:p>
          </table:table-cell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8606" calcext:value-type="float">
            <text:p>5999,98606</text:p>
          </table:table-cell>
          <table:table-cell office:value-type="float" office:value="1207" calcext:value-type="float">
            <text:p>1207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9788" calcext:value-type="float">
            <text:p>6099,99788</text:p>
          </table:table-cell>
          <table:table-cell office:value-type="float" office:value="1212" calcext:value-type="float">
            <text:p>1212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.00114" calcext:value-type="float">
            <text:p>6200,00114</text:p>
          </table:table-cell>
          <table:table-cell office:value-type="float" office:value="1194" calcext:value-type="float">
            <text:p>1194</text:p>
          </table:table-cell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0.00034" calcext:value-type="float">
            <text:p>6300,00034</text:p>
          </table:table-cell>
          <table:table-cell office:value-type="float" office:value="1186" calcext:value-type="float">
            <text:p>1186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9.99038" calcext:value-type="float">
            <text:p>6399,99038</text:p>
          </table:table-cell>
          <table:table-cell office:value-type="float" office:value="1164" calcext:value-type="float">
            <text:p>1164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00.0103" calcext:value-type="float">
            <text:p>6500,0103</text:p>
          </table:table-cell>
          <table:table-cell office:value-type="float" office:value="1193" calcext:value-type="float">
            <text:p>1193</text:p>
          </table:table-cell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.05664" calcext:value-type="float">
            <text:p>6600,05664</text:p>
          </table:table-cell>
          <table:table-cell office:value-type="float" office:value="1228" calcext:value-type="float">
            <text:p>1228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99.99908" calcext:value-type="float">
            <text:p>6699,99908</text:p>
          </table:table-cell>
          <table:table-cell office:value-type="float" office:value="1178" calcext:value-type="float">
            <text:p>1178</text:p>
          </table:table-cell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99.99374" calcext:value-type="float">
            <text:p>6799,99374</text:p>
          </table:table-cell>
          <table:table-cell office:value-type="float" office:value="1181" calcext:value-type="float">
            <text:p>1181</text:p>
          </table:table-cell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00.02634" calcext:value-type="float">
            <text:p>6900,02634</text:p>
          </table:table-cell>
          <table:table-cell office:value-type="float" office:value="1197" calcext:value-type="float">
            <text:p>1197</text:p>
          </table:table-cell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00.08042" calcext:value-type="float">
            <text:p>7000,08042</text:p>
          </table:table-cell>
          <table:table-cell office:value-type="float" office:value="1195" calcext:value-type="float">
            <text:p>1195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.00752" calcext:value-type="float">
            <text:p>7100,00752</text:p>
          </table:table-cell>
          <table:table-cell office:value-type="float" office:value="1197" calcext:value-type="float">
            <text:p>1197</text:p>
          </table:table-cell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9.9949" calcext:value-type="float">
            <text:p>7199,9949</text:p>
          </table:table-cell>
          <table:table-cell office:value-type="float" office:value="1224" calcext:value-type="float">
            <text:p>1224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99.99934" calcext:value-type="float">
            <text:p>7299,99934</text:p>
          </table:table-cell>
          <table:table-cell office:value-type="float" office:value="1194" calcext:value-type="float">
            <text:p>1194</text:p>
          </table:table-cell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9084" calcext:value-type="float">
            <text:p>7399,99084</text:p>
          </table:table-cell>
          <table:table-cell office:value-type="float" office:value="1198" calcext:value-type="float">
            <text:p>1198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99.9982" calcext:value-type="float">
            <text:p>7499,9982</text:p>
          </table:table-cell>
          <table:table-cell office:value-type="float" office:value="1210" calcext:value-type="float">
            <text:p>1210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9096" calcext:value-type="float">
            <text:p>7599,99096</text:p>
          </table:table-cell>
          <table:table-cell office:value-type="float" office:value="1197" calcext:value-type="float">
            <text:p>1197</text:p>
          </table:table-cell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00.00598" calcext:value-type="float">
            <text:p>7700,00598</text:p>
          </table:table-cell>
          <table:table-cell office:value-type="float" office:value="1228" calcext:value-type="float">
            <text:p>1228</text:p>
          </table:table-cell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00.01474" calcext:value-type="float">
            <text:p>7800,01474</text:p>
          </table:table-cell>
          <table:table-cell office:value-type="float" office:value="1228" calcext:value-type="float">
            <text:p>1228</text:p>
          </table:table-cell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.00306" calcext:value-type="float">
            <text:p>7900,00306</text:p>
          </table:table-cell>
          <table:table-cell office:value-type="float" office:value="1227" calcext:value-type="float">
            <text:p>1227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926" calcext:value-type="float">
            <text:p>7999,9926</text:p>
          </table:table-cell>
          <table:table-cell office:value-type="float" office:value="1179" calcext:value-type="float">
            <text:p>1179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99.99454" calcext:value-type="float">
            <text:p>8099,99454</text:p>
          </table:table-cell>
          <table:table-cell office:value-type="float" office:value="1195" calcext:value-type="float">
            <text:p>1195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0.00108" calcext:value-type="float">
            <text:p>8200,00108</text:p>
          </table:table-cell>
          <table:table-cell office:value-type="float" office:value="1195" calcext:value-type="float">
            <text:p>1195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99.99298" calcext:value-type="float">
            <text:p>8299,99298</text:p>
          </table:table-cell>
          <table:table-cell office:value-type="float" office:value="1211" calcext:value-type="float">
            <text:p>1211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00.02968" calcext:value-type="float">
            <text:p>8400,02968</text:p>
          </table:table-cell>
          <table:table-cell office:value-type="float" office:value="1195" calcext:value-type="float">
            <text:p>1195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00.02134" calcext:value-type="float">
            <text:p>8500,02134</text:p>
          </table:table-cell>
          <table:table-cell office:value-type="float" office:value="1202" calcext:value-type="float">
            <text:p>1202</text:p>
          </table:table-cell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0.00786" calcext:value-type="float">
            <text:p>8600,00786</text:p>
          </table:table-cell>
          <table:table-cell office:value-type="float" office:value="1227" calcext:value-type="float">
            <text:p>1227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0.0162" calcext:value-type="float">
            <text:p>8700,0162</text:p>
          </table:table-cell>
          <table:table-cell office:value-type="float" office:value="1207" calcext:value-type="float">
            <text:p>1207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99.98976" calcext:value-type="float">
            <text:p>8799,98976</text:p>
          </table:table-cell>
          <table:table-cell office:value-type="float" office:value="1211" calcext:value-type="float">
            <text:p>1211</text:p>
          </table:table-cell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00.03958" calcext:value-type="float">
            <text:p>8900,03958</text:p>
          </table:table-cell>
          <table:table-cell office:value-type="float" office:value="1190" calcext:value-type="float">
            <text:p>1190</text:p>
          </table:table-cell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99.99798" calcext:value-type="float">
            <text:p>8999,99798</text:p>
          </table:table-cell>
          <table:table-cell office:value-type="float" office:value="1194" calcext:value-type="float">
            <text:p>1194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00.00884" calcext:value-type="float">
            <text:p>9100,00884</text:p>
          </table:table-cell>
          <table:table-cell office:value-type="float" office:value="1224" calcext:value-type="float">
            <text:p>1224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99.99748" calcext:value-type="float">
            <text:p>9199,99748</text:p>
          </table:table-cell>
          <table:table-cell office:value-type="float" office:value="1181" calcext:value-type="float">
            <text:p>1181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00.03224" calcext:value-type="float">
            <text:p>9300,03224</text:p>
          </table:table-cell>
          <table:table-cell office:value-type="float" office:value="1189" calcext:value-type="float">
            <text:p>1189</text:p>
          </table:table-cell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.02032" calcext:value-type="float">
            <text:p>9400,02032</text:p>
          </table:table-cell>
          <table:table-cell office:value-type="float" office:value="1219" calcext:value-type="float">
            <text:p>1219</text:p>
          </table:table-cell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99.99042" calcext:value-type="float">
            <text:p>9499,99042</text:p>
          </table:table-cell>
          <table:table-cell office:value-type="float" office:value="1198" calcext:value-type="float">
            <text:p>1198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99.99838" calcext:value-type="float">
            <text:p>9599,99838</text:p>
          </table:table-cell>
          <table:table-cell office:value-type="float" office:value="1224" calcext:value-type="float">
            <text:p>1224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0.05928" calcext:value-type="float">
            <text:p>9700,05928</text:p>
          </table:table-cell>
          <table:table-cell office:value-type="float" office:value="1193" calcext:value-type="float">
            <text:p>1193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0.04078" calcext:value-type="float">
            <text:p>9800,04078</text:p>
          </table:table-cell>
          <table:table-cell office:value-type="float" office:value="1198" calcext:value-type="float">
            <text:p>1198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00.015" calcext:value-type="float">
            <text:p>9900,015</text:p>
          </table:table-cell>
          <table:table-cell office:value-type="float" office:value="1210" calcext:value-type="float">
            <text:p>1210</text:p>
          </table:table-cell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.02058" calcext:value-type="float">
            <text:p>10000,02058</text:p>
          </table:table-cell>
          <table:table-cell office:value-type="float" office:value="1187" calcext:value-type="float">
            <text:p>1187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.0456" calcext:value-type="float">
            <text:p>10100,0456</text:p>
          </table:table-cell>
          <table:table-cell office:value-type="float" office:value="1214" calcext:value-type="float">
            <text:p>1214</text:p>
          </table:table-cell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9.99468" calcext:value-type="float">
            <text:p>10199,99468</text:p>
          </table:table-cell>
          <table:table-cell office:value-type="float" office:value="1183" calcext:value-type="float">
            <text:p>1183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99.99046" calcext:value-type="float">
            <text:p>10299,99046</text:p>
          </table:table-cell>
          <table:table-cell office:value-type="float" office:value="1211" calcext:value-type="float">
            <text:p>1211</text:p>
          </table:table-cell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.01288" calcext:value-type="float">
            <text:p>10400,01288</text:p>
          </table:table-cell>
          <table:table-cell office:value-type="float" office:value="1197" calcext:value-type="float">
            <text:p>1197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99.99554" calcext:value-type="float">
            <text:p>10499,99554</text:p>
          </table:table-cell>
          <table:table-cell office:value-type="float" office:value="1210" calcext:value-type="float">
            <text:p>1210</text:p>
          </table:table-cell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00.00404" calcext:value-type="float">
            <text:p>10600,00404</text:p>
          </table:table-cell>
          <table:table-cell office:value-type="float" office:value="1220" calcext:value-type="float">
            <text:p>1220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.00494" calcext:value-type="float">
            <text:p>10700,00494</text:p>
          </table:table-cell>
          <table:table-cell office:value-type="float" office:value="1228" calcext:value-type="float">
            <text:p>1228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9.99896" calcext:value-type="float">
            <text:p>10799,99896</text:p>
          </table:table-cell>
          <table:table-cell office:value-type="float" office:value="1215" calcext:value-type="float">
            <text:p>1215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00.0209" calcext:value-type="float">
            <text:p>10900,0209</text:p>
          </table:table-cell>
          <table:table-cell office:value-type="float" office:value="1211" calcext:value-type="float">
            <text:p>1211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99.99462" calcext:value-type="float">
            <text:p>10999,99462</text:p>
          </table:table-cell>
          <table:table-cell office:value-type="float" office:value="1228" calcext:value-type="float">
            <text:p>1228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0.00448" calcext:value-type="float">
            <text:p>11100,00448</text:p>
          </table:table-cell>
          <table:table-cell office:value-type="float" office:value="1182" calcext:value-type="float">
            <text:p>1182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99.9895" calcext:value-type="float">
            <text:p>11199,9895</text:p>
          </table:table-cell>
          <table:table-cell office:value-type="float" office:value="1211" calcext:value-type="float">
            <text:p>1211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300.0173" calcext:value-type="float">
            <text:p>11300,0173</text:p>
          </table:table-cell>
          <table:table-cell office:value-type="float" office:value="1193" calcext:value-type="float">
            <text:p>1193</text:p>
          </table:table-cell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00.02624" calcext:value-type="float">
            <text:p>11400,02624</text:p>
          </table:table-cell>
          <table:table-cell office:value-type="float" office:value="1210" calcext:value-type="float">
            <text:p>1210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99.98544" calcext:value-type="float">
            <text:p>11499,98544</text:p>
          </table:table-cell>
          <table:table-cell office:value-type="float" office:value="1224" calcext:value-type="float">
            <text:p>1224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600.00012" calcext:value-type="float">
            <text:p>11600,00012</text:p>
          </table:table-cell>
          <table:table-cell office:value-type="float" office:value="1198" calcext:value-type="float">
            <text:p>1198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700.00444" calcext:value-type="float">
            <text:p>11700,00444</text:p>
          </table:table-cell>
          <table:table-cell office:value-type="float" office:value="1193" calcext:value-type="float">
            <text:p>1193</text:p>
          </table:table-cell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800.01838" calcext:value-type="float">
            <text:p>11800,01838</text:p>
          </table:table-cell>
          <table:table-cell office:value-type="float" office:value="1213" calcext:value-type="float">
            <text:p>1213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900.00342" calcext:value-type="float">
            <text:p>11900,00342</text:p>
          </table:table-cell>
          <table:table-cell office:value-type="float" office:value="1227" calcext:value-type="float">
            <text:p>1227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952" calcext:value-type="float">
            <text:p>11999,9952</text:p>
          </table:table-cell>
          <table:table-cell office:value-type="float" office:value="1228" calcext:value-type="float">
            <text:p>1228</text:p>
          </table:table-cell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100.02042" calcext:value-type="float">
            <text:p>12100,02042</text:p>
          </table:table-cell>
          <table:table-cell office:value-type="float" office:value="1224" calcext:value-type="float">
            <text:p>1224</text:p>
          </table:table-cell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99.99378" calcext:value-type="float">
            <text:p>12199,99378</text:p>
          </table:table-cell>
          <table:table-cell office:value-type="float" office:value="1197" calcext:value-type="float">
            <text:p>1197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99.98588" calcext:value-type="float">
            <text:p>12299,98588</text:p>
          </table:table-cell>
          <table:table-cell office:value-type="float" office:value="1198" calcext:value-type="float">
            <text:p>1198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9318" calcext:value-type="float">
            <text:p>12399,99318</text:p>
          </table:table-cell>
          <table:table-cell office:value-type="float" office:value="1211" calcext:value-type="float">
            <text:p>1211</text:p>
          </table:table-cell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.03396" calcext:value-type="float">
            <text:p>12500,03396</text:p>
          </table:table-cell>
          <table:table-cell office:value-type="float" office:value="1228" calcext:value-type="float">
            <text:p>1228</text:p>
          </table:table-cell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.00152" calcext:value-type="float">
            <text:p>12600,00152</text:p>
          </table:table-cell>
          <table:table-cell office:value-type="float" office:value="1193" calcext:value-type="float">
            <text:p>1193</text:p>
          </table:table-cell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9028" calcext:value-type="float">
            <text:p>12699,99028</text:p>
          </table:table-cell>
          <table:table-cell office:value-type="float" office:value="1210" calcext:value-type="float">
            <text:p>1210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99.99442" calcext:value-type="float">
            <text:p>12799,99442</text:p>
          </table:table-cell>
          <table:table-cell office:value-type="float" office:value="1211" calcext:value-type="float">
            <text:p>1211</text:p>
          </table:table-cell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900.00642" calcext:value-type="float">
            <text:p>12900,00642</text:p>
          </table:table-cell>
          <table:table-cell office:value-type="float" office:value="1191" calcext:value-type="float">
            <text:p>1191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00.01458" calcext:value-type="float">
            <text:p>13000,01458</text:p>
          </table:table-cell>
          <table:table-cell office:value-type="float" office:value="1211" calcext:value-type="float">
            <text:p>1211</text:p>
          </table:table-cell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100.0025" calcext:value-type="float">
            <text:p>13100,0025</text:p>
          </table:table-cell>
          <table:table-cell office:value-type="float" office:value="1211" calcext:value-type="float">
            <text:p>1211</text:p>
          </table:table-cell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.00418" calcext:value-type="float">
            <text:p>13200,00418</text:p>
          </table:table-cell>
          <table:table-cell office:value-type="float" office:value="1228" calcext:value-type="float">
            <text:p>1228</text:p>
          </table:table-cell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99.99324" calcext:value-type="float">
            <text:p>13299,99324</text:p>
          </table:table-cell>
          <table:table-cell office:value-type="float" office:value="1228" calcext:value-type="float">
            <text:p>1228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9018" calcext:value-type="float">
            <text:p>13399,99018</text:p>
          </table:table-cell>
          <table:table-cell office:value-type="float" office:value="1210" calcext:value-type="float">
            <text:p>1210</text:p>
          </table:table-cell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500.02284" calcext:value-type="float">
            <text:p>13500,02284</text:p>
          </table:table-cell>
          <table:table-cell office:value-type="float" office:value="1228" calcext:value-type="float">
            <text:p>1228</text:p>
          </table:table-cell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.00862" calcext:value-type="float">
            <text:p>13600,00862</text:p>
          </table:table-cell>
          <table:table-cell office:value-type="float" office:value="1210" calcext:value-type="float">
            <text:p>1210</text:p>
          </table:table-cell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00.00106" calcext:value-type="float">
            <text:p>13700,00106</text:p>
          </table:table-cell>
          <table:table-cell office:value-type="float" office:value="1207" calcext:value-type="float">
            <text:p>1207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800.04284" calcext:value-type="float">
            <text:p>13800,04284</text:p>
          </table:table-cell>
          <table:table-cell office:value-type="float" office:value="1211" calcext:value-type="float">
            <text:p>1211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99.9987" calcext:value-type="float">
            <text:p>13899,9987</text:p>
          </table:table-cell>
          <table:table-cell office:value-type="float" office:value="1223" calcext:value-type="float">
            <text:p>1223</text:p>
          </table:table-cell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000.0747" calcext:value-type="float">
            <text:p>14000,0747</text:p>
          </table:table-cell>
          <table:table-cell office:value-type="float" office:value="1210" calcext:value-type="float">
            <text:p>1210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99.99814" calcext:value-type="float">
            <text:p>14099,99814</text:p>
          </table:table-cell>
          <table:table-cell office:value-type="float" office:value="1211" calcext:value-type="float">
            <text:p>1211</text:p>
          </table:table-cell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.02988" calcext:value-type="float">
            <text:p>14200,02988</text:p>
          </table:table-cell>
          <table:table-cell office:value-type="float" office:value="1190" calcext:value-type="float">
            <text:p>1190</text:p>
          </table:table-cell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.00842" calcext:value-type="float">
            <text:p>14300,00842</text:p>
          </table:table-cell>
          <table:table-cell office:value-type="float" office:value="1197" calcext:value-type="float">
            <text:p>1197</text:p>
          </table:table-cell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00.01424" calcext:value-type="float">
            <text:p>14400,01424</text:p>
          </table:table-cell>
          <table:table-cell office:value-type="float" office:value="1217" calcext:value-type="float">
            <text:p>1217</text:p>
          </table:table-cell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99.99996" calcext:value-type="float">
            <text:p>14499,99996</text:p>
          </table:table-cell>
          <table:table-cell office:value-type="float" office:value="1177" calcext:value-type="float">
            <text:p>1177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9422" calcext:value-type="float">
            <text:p>14599,99422</text:p>
          </table:table-cell>
          <table:table-cell office:value-type="float" office:value="1227" calcext:value-type="float">
            <text:p>1227</text:p>
          </table:table-cell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700.01928" calcext:value-type="float">
            <text:p>14700,01928</text:p>
          </table:table-cell>
          <table:table-cell office:value-type="float" office:value="1211" calcext:value-type="float">
            <text:p>1211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.00462" calcext:value-type="float">
            <text:p>14800,00462</text:p>
          </table:table-cell>
          <table:table-cell office:value-type="float" office:value="1228" calcext:value-type="float">
            <text:p>1228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00.01674" calcext:value-type="float">
            <text:p>14900,01674</text:p>
          </table:table-cell>
          <table:table-cell office:value-type="float" office:value="1185" calcext:value-type="float">
            <text:p>1185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99.99264" calcext:value-type="float">
            <text:p>14999,99264</text:p>
          </table:table-cell>
          <table:table-cell office:value-type="float" office:value="1198" calcext:value-type="float">
            <text:p>1198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100.00222" calcext:value-type="float">
            <text:p>15100,00222</text:p>
          </table:table-cell>
          <table:table-cell office:value-type="float" office:value="1224" calcext:value-type="float">
            <text:p>1224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0.02266" calcext:value-type="float">
            <text:p>15200,02266</text:p>
          </table:table-cell>
          <table:table-cell office:value-type="float" office:value="1194" calcext:value-type="float">
            <text:p>1194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.02782" calcext:value-type="float">
            <text:p>15300,02782</text:p>
          </table:table-cell>
          <table:table-cell office:value-type="float" office:value="1180" calcext:value-type="float">
            <text:p>1180</text:p>
          </table:table-cell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99.99146" calcext:value-type="float">
            <text:p>15399,99146</text:p>
          </table:table-cell>
          <table:table-cell office:value-type="float" office:value="1194" calcext:value-type="float">
            <text:p>1194</text:p>
          </table:table-cell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00.00588" calcext:value-type="float">
            <text:p>15500,00588</text:p>
          </table:table-cell>
          <table:table-cell office:value-type="float" office:value="1194" calcext:value-type="float">
            <text:p>1194</text:p>
          </table:table-cell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00.0004" calcext:value-type="float">
            <text:p>15600,0004</text:p>
          </table:table-cell>
          <table:table-cell office:value-type="float" office:value="1182" calcext:value-type="float">
            <text:p>1182</text:p>
          </table:table-cell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99.99556" calcext:value-type="float">
            <text:p>15699,99556</text:p>
          </table:table-cell>
          <table:table-cell office:value-type="float" office:value="1180" calcext:value-type="float">
            <text:p>1180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00.03932" calcext:value-type="float">
            <text:p>15800,03932</text:p>
          </table:table-cell>
          <table:table-cell office:value-type="float" office:value="1207" calcext:value-type="float">
            <text:p>1207</text:p>
          </table:table-cell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900.0094" calcext:value-type="float">
            <text:p>15900,0094</text:p>
          </table:table-cell>
          <table:table-cell office:value-type="float" office:value="1198" calcext:value-type="float">
            <text:p>119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00.00608" calcext:value-type="float">
            <text:p>16000,00608</text:p>
          </table:table-cell>
          <table:table-cell office:value-type="float" office:value="1210" calcext:value-type="float">
            <text:p>1210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.0249" calcext:value-type="float">
            <text:p>16100,0249</text:p>
          </table:table-cell>
          <table:table-cell office:value-type="float" office:value="1196" calcext:value-type="float">
            <text:p>1196</text:p>
          </table:table-cell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99.99544" calcext:value-type="float">
            <text:p>16199,99544</text:p>
          </table:table-cell>
          <table:table-cell office:value-type="float" office:value="1198" calcext:value-type="float">
            <text:p>1198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300.00362" calcext:value-type="float">
            <text:p>16300,00362</text:p>
          </table:table-cell>
          <table:table-cell office:value-type="float" office:value="1225" calcext:value-type="float">
            <text:p>1225</text:p>
          </table:table-cell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99.99352" calcext:value-type="float">
            <text:p>16399,99352</text:p>
          </table:table-cell>
          <table:table-cell office:value-type="float" office:value="1177" calcext:value-type="float">
            <text:p>1177</text:p>
          </table:table-cell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500.01972" calcext:value-type="float">
            <text:p>16500,01972</text:p>
          </table:table-cell>
          <table:table-cell office:value-type="float" office:value="1180" calcext:value-type="float">
            <text:p>1180</text:p>
          </table:table-cell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99.989" calcext:value-type="float">
            <text:p>16599,989</text:p>
          </table:table-cell>
          <table:table-cell office:value-type="float" office:value="1227" calcext:value-type="float">
            <text:p>1227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99.99414" calcext:value-type="float">
            <text:p>16699,99414</text:p>
          </table:table-cell>
          <table:table-cell office:value-type="float" office:value="1210" calcext:value-type="float">
            <text:p>1210</text:p>
          </table:table-cell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.0224" calcext:value-type="float">
            <text:p>16800,0224</text:p>
          </table:table-cell>
          <table:table-cell office:value-type="float" office:value="1224" calcext:value-type="float">
            <text:p>1224</text:p>
          </table:table-cell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979" calcext:value-type="float">
            <text:p>16899,9979</text:p>
          </table:table-cell>
          <table:table-cell office:value-type="float" office:value="1187" calcext:value-type="float">
            <text:p>1187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000.04928" calcext:value-type="float">
            <text:p>17000,04928</text:p>
          </table:table-cell>
          <table:table-cell office:value-type="float" office:value="1198" calcext:value-type="float">
            <text:p>1198</text:p>
          </table:table-cell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100.01152" calcext:value-type="float">
            <text:p>17100,01152</text:p>
          </table:table-cell>
          <table:table-cell office:value-type="float" office:value="1177" calcext:value-type="float">
            <text:p>1177</text:p>
          </table:table-cell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200.01004" calcext:value-type="float">
            <text:p>17200,01004</text:p>
          </table:table-cell>
          <table:table-cell office:value-type="float" office:value="1181" calcext:value-type="float">
            <text:p>1181</text:p>
          </table:table-cell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99.99624" calcext:value-type="float">
            <text:p>17299,99624</text:p>
          </table:table-cell>
          <table:table-cell office:value-type="float" office:value="1228" calcext:value-type="float">
            <text:p>1228</text:p>
          </table:table-cell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99.99374" calcext:value-type="float">
            <text:p>17399,99374</text:p>
          </table:table-cell>
          <table:table-cell office:value-type="float" office:value="1227" calcext:value-type="float">
            <text:p>1227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500.01938" calcext:value-type="float">
            <text:p>17500,01938</text:p>
          </table:table-cell>
          <table:table-cell office:value-type="float" office:value="1207" calcext:value-type="float">
            <text:p>1207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99.98984" calcext:value-type="float">
            <text:p>17599,98984</text:p>
          </table:table-cell>
          <table:table-cell office:value-type="float" office:value="1228" calcext:value-type="float">
            <text:p>1228</text:p>
          </table:table-cell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700.00824" calcext:value-type="float">
            <text:p>17700,00824</text:p>
          </table:table-cell>
          <table:table-cell office:value-type="float" office:value="1194" calcext:value-type="float">
            <text:p>1194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.01262" calcext:value-type="float">
            <text:p>17800,01262</text:p>
          </table:table-cell>
          <table:table-cell office:value-type="float" office:value="1227" calcext:value-type="float">
            <text:p>1227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900.00364" calcext:value-type="float">
            <text:p>17900,00364</text:p>
          </table:table-cell>
          <table:table-cell office:value-type="float" office:value="1211" calcext:value-type="float">
            <text:p>1211</text:p>
          </table:table-cell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99.9952" calcext:value-type="float">
            <text:p>17999,9952</text:p>
          </table:table-cell>
          <table:table-cell office:value-type="float" office:value="1222" calcext:value-type="float">
            <text:p>1222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100.00726" calcext:value-type="float">
            <text:p>18100,00726</text:p>
          </table:table-cell>
          <table:table-cell office:value-type="float" office:value="1155" calcext:value-type="float">
            <text:p>1155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200.00532" calcext:value-type="float">
            <text:p>18200,00532</text:p>
          </table:table-cell>
          <table:table-cell office:value-type="float" office:value="1227" calcext:value-type="float">
            <text:p>1227</text:p>
          </table:table-cell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300.02622" calcext:value-type="float">
            <text:p>18300,02622</text:p>
          </table:table-cell>
          <table:table-cell office:value-type="float" office:value="1165" calcext:value-type="float">
            <text:p>1165</text:p>
          </table:table-cell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99.99632" calcext:value-type="float">
            <text:p>18399,99632</text:p>
          </table:table-cell>
          <table:table-cell office:value-type="float" office:value="1211" calcext:value-type="float">
            <text:p>1211</text:p>
          </table:table-cell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500.0262" calcext:value-type="float">
            <text:p>18500,0262</text:p>
          </table:table-cell>
          <table:table-cell office:value-type="float" office:value="1207" calcext:value-type="float">
            <text:p>1207</text:p>
          </table:table-cell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600.0006" calcext:value-type="float">
            <text:p>18600,0006</text:p>
          </table:table-cell>
          <table:table-cell office:value-type="float" office:value="1195" calcext:value-type="float">
            <text:p>1195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917" calcext:value-type="float">
            <text:p>18699,9917</text:p>
          </table:table-cell>
          <table:table-cell office:value-type="float" office:value="1182" calcext:value-type="float">
            <text:p>1182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99.98664" calcext:value-type="float">
            <text:p>18799,98664</text:p>
          </table:table-cell>
          <table:table-cell office:value-type="float" office:value="1165" calcext:value-type="float">
            <text:p>1165</text:p>
          </table:table-cell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00.01376" calcext:value-type="float">
            <text:p>18900,01376</text:p>
          </table:table-cell>
          <table:table-cell office:value-type="float" office:value="1197" calcext:value-type="float">
            <text:p>1197</text:p>
          </table:table-cell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00.0297" calcext:value-type="float">
            <text:p>19000,0297</text:p>
          </table:table-cell>
          <table:table-cell office:value-type="float" office:value="1211" calcext:value-type="float">
            <text:p>1211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9004" calcext:value-type="float">
            <text:p>19099,99004</text:p>
          </table:table-cell>
          <table:table-cell office:value-type="float" office:value="1223" calcext:value-type="float">
            <text:p>1223</text:p>
          </table:table-cell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200.05356" calcext:value-type="float">
            <text:p>19200,05356</text:p>
          </table:table-cell>
          <table:table-cell office:value-type="float" office:value="1194" calcext:value-type="float">
            <text:p>1194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300.0232" calcext:value-type="float">
            <text:p>19300,0232</text:p>
          </table:table-cell>
          <table:table-cell office:value-type="float" office:value="1227" calcext:value-type="float">
            <text:p>1227</text:p>
          </table:table-cell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99.99392" calcext:value-type="float">
            <text:p>19399,99392</text:p>
          </table:table-cell>
          <table:table-cell office:value-type="float" office:value="1210" calcext:value-type="float">
            <text:p>1210</text:p>
          </table:table-cell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00.01252" calcext:value-type="float">
            <text:p>19500,01252</text:p>
          </table:table-cell>
          <table:table-cell office:value-type="float" office:value="1194" calcext:value-type="float">
            <text:p>1194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99.99042" calcext:value-type="float">
            <text:p>19599,99042</text:p>
          </table:table-cell>
          <table:table-cell office:value-type="float" office:value="1211" calcext:value-type="float">
            <text:p>1211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99.99708" calcext:value-type="float">
            <text:p>19699,99708</text:p>
          </table:table-cell>
          <table:table-cell office:value-type="float" office:value="1195" calcext:value-type="float">
            <text:p>1195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99.98756" calcext:value-type="float">
            <text:p>19799,98756</text:p>
          </table:table-cell>
          <table:table-cell office:value-type="float" office:value="1194" calcext:value-type="float">
            <text:p>1194</text:p>
          </table:table-cell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00.00006" calcext:value-type="float">
            <text:p>19900,00006</text:p>
          </table:table-cell>
          <table:table-cell office:value-type="float" office:value="1228" calcext:value-type="float">
            <text:p>1228</text:p>
          </table:table-cell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0.00394" calcext:value-type="float">
            <text:p>20000,00394</text:p>
          </table:table-cell>
          <table:table-cell office:value-type="float" office:value="1212" calcext:value-type="float">
            <text:p>1212</text:p>
          </table:table-cell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99.99852" calcext:value-type="float">
            <text:p>20099,99852</text:p>
          </table:table-cell>
          <table:table-cell office:value-type="float" office:value="1225" calcext:value-type="float">
            <text:p>1225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00.00418" calcext:value-type="float">
            <text:p>20200,00418</text:p>
          </table:table-cell>
          <table:table-cell office:value-type="float" office:value="1211" calcext:value-type="float">
            <text:p>1211</text:p>
          </table:table-cell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300.0016" calcext:value-type="float">
            <text:p>20300,0016</text:p>
          </table:table-cell>
          <table:table-cell office:value-type="float" office:value="1211" calcext:value-type="float">
            <text:p>1211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.08404" calcext:value-type="float">
            <text:p>20400,08404</text:p>
          </table:table-cell>
          <table:table-cell office:value-type="float" office:value="1227" calcext:value-type="float">
            <text:p>1227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99.99552" calcext:value-type="float">
            <text:p>20499,99552</text:p>
          </table:table-cell>
          <table:table-cell office:value-type="float" office:value="1212" calcext:value-type="float">
            <text:p>1212</text:p>
          </table:table-cell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99.99624" calcext:value-type="float">
            <text:p>20599,99624</text:p>
          </table:table-cell>
          <table:table-cell office:value-type="float" office:value="1181" calcext:value-type="float">
            <text:p>1181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99.99866" calcext:value-type="float">
            <text:p>20699,99866</text:p>
          </table:table-cell>
          <table:table-cell office:value-type="float" office:value="1224" calcext:value-type="float">
            <text:p>1224</text:p>
          </table:table-cell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.02996" calcext:value-type="float">
            <text:p>20800,02996</text:p>
          </table:table-cell>
          <table:table-cell office:value-type="float" office:value="1182" calcext:value-type="float">
            <text:p>1182</text:p>
          </table:table-cell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99.98804" calcext:value-type="float">
            <text:p>20899,98804</text:p>
          </table:table-cell>
          <table:table-cell office:value-type="float" office:value="1213" calcext:value-type="float">
            <text:p>1213</text:p>
          </table:table-cell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9846" calcext:value-type="float">
            <text:p>20999,99846</text:p>
          </table:table-cell>
          <table:table-cell office:value-type="float" office:value="1208" calcext:value-type="float">
            <text:p>120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99.99824" calcext:value-type="float">
            <text:p>21099,99824</text:p>
          </table:table-cell>
          <table:table-cell office:value-type="float" office:value="1198" calcext:value-type="float">
            <text:p>1198</text:p>
          </table:table-cell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922" calcext:value-type="float">
            <text:p>21199,9922</text:p>
          </table:table-cell>
          <table:table-cell office:value-type="float" office:value="1209" calcext:value-type="float">
            <text:p>1209</text:p>
          </table:table-cell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300.00018" calcext:value-type="float">
            <text:p>21300,00018</text:p>
          </table:table-cell>
          <table:table-cell office:value-type="float" office:value="1212" calcext:value-type="float">
            <text:p>1212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00.00784" calcext:value-type="float">
            <text:p>21400,00784</text:p>
          </table:table-cell>
          <table:table-cell office:value-type="float" office:value="1212" calcext:value-type="float">
            <text:p>1212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500.00678" calcext:value-type="float">
            <text:p>21500,00678</text:p>
          </table:table-cell>
          <table:table-cell office:value-type="float" office:value="1213" calcext:value-type="float">
            <text:p>1213</text:p>
          </table:table-cell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00.05744" calcext:value-type="float">
            <text:p>21600,05744</text:p>
          </table:table-cell>
          <table:table-cell office:value-type="float" office:value="1198" calcext:value-type="float">
            <text:p>119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700.00142" calcext:value-type="float">
            <text:p>21700,00142</text:p>
          </table:table-cell>
          <table:table-cell office:value-type="float" office:value="1224" calcext:value-type="float">
            <text:p>1224</text:p>
          </table:table-cell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99.99018" calcext:value-type="float">
            <text:p>21799,99018</text:p>
          </table:table-cell>
          <table:table-cell office:value-type="float" office:value="1197" calcext:value-type="float">
            <text:p>1197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900.05588" calcext:value-type="float">
            <text:p>21900,05588</text:p>
          </table:table-cell>
          <table:table-cell office:value-type="float" office:value="1211" calcext:value-type="float">
            <text:p>1211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00.0066" calcext:value-type="float">
            <text:p>22000,0066</text:p>
          </table:table-cell>
          <table:table-cell office:value-type="float" office:value="1212" calcext:value-type="float">
            <text:p>1212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99.98968" calcext:value-type="float">
            <text:p>22099,98968</text:p>
          </table:table-cell>
          <table:table-cell office:value-type="float" office:value="1195" calcext:value-type="float">
            <text:p>1195</text:p>
          </table:table-cell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200.03162" calcext:value-type="float">
            <text:p>22200,03162</text:p>
          </table:table-cell>
          <table:table-cell office:value-type="float" office:value="1211" calcext:value-type="float">
            <text:p>1211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99.99456" calcext:value-type="float">
            <text:p>22299,99456</text:p>
          </table:table-cell>
          <table:table-cell office:value-type="float" office:value="1194" calcext:value-type="float">
            <text:p>1194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400.027" calcext:value-type="float">
            <text:p>22400,027</text:p>
          </table:table-cell>
          <table:table-cell office:value-type="float" office:value="1194" calcext:value-type="float">
            <text:p>1194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00.02378" calcext:value-type="float">
            <text:p>22500,02378</text:p>
          </table:table-cell>
          <table:table-cell office:value-type="float" office:value="1196" calcext:value-type="float">
            <text:p>1196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9806" calcext:value-type="float">
            <text:p>22599,99806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700.03948" calcext:value-type="float">
            <text:p>22700,03948</text:p>
          </table:table-cell>
          <table:table-cell office:value-type="float" office:value="1224" calcext:value-type="float">
            <text:p>1224</text:p>
          </table:table-cell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800.02722" calcext:value-type="float">
            <text:p>22800,02722</text:p>
          </table:table-cell>
          <table:table-cell office:value-type="float" office:value="1212" calcext:value-type="float">
            <text:p>1212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9118" calcext:value-type="float">
            <text:p>22899,99118</text:p>
          </table:table-cell>
          <table:table-cell office:value-type="float" office:value="1209" calcext:value-type="float">
            <text:p>1209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000.02246" calcext:value-type="float">
            <text:p>23000,02246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99.99532" calcext:value-type="float">
            <text:p>23099,99532</text:p>
          </table:table-cell>
          <table:table-cell office:value-type="float" office:value="1196" calcext:value-type="float">
            <text:p>1196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200.00556" calcext:value-type="float">
            <text:p>23200,00556</text:p>
          </table:table-cell>
          <table:table-cell office:value-type="float" office:value="1226" calcext:value-type="float">
            <text:p>1226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99.9944" calcext:value-type="float">
            <text:p>23299,9944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9192" calcext:value-type="float">
            <text:p>23399,99192</text:p>
          </table:table-cell>
          <table:table-cell office:value-type="float" office:value="1201" calcext:value-type="float">
            <text:p>1201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500.01886" calcext:value-type="float">
            <text:p>23500,01886</text:p>
          </table:table-cell>
          <table:table-cell office:value-type="float" office:value="1194" calcext:value-type="float">
            <text:p>1194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9838" calcext:value-type="float">
            <text:p>23599,99838</text:p>
          </table:table-cell>
          <table:table-cell office:value-type="float" office:value="1227" calcext:value-type="float">
            <text:p>1227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700.01398" calcext:value-type="float">
            <text:p>23700,01398</text:p>
          </table:table-cell>
          <table:table-cell office:value-type="float" office:value="1195" calcext:value-type="float">
            <text:p>1195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99.99426" calcext:value-type="float">
            <text:p>23799,99426</text:p>
          </table:table-cell>
          <table:table-cell office:value-type="float" office:value="1202" calcext:value-type="float">
            <text:p>1202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900.00962" calcext:value-type="float">
            <text:p>23900,00962</text:p>
          </table:table-cell>
          <table:table-cell office:value-type="float" office:value="1208" calcext:value-type="float">
            <text:p>120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99.99922" calcext:value-type="float">
            <text:p>23999,99922</text:p>
          </table:table-cell>
          <table:table-cell office:value-type="float" office:value="1198" calcext:value-type="float">
            <text:p>119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99.99668" calcext:value-type="float">
            <text:p>24099,99668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200.00206" calcext:value-type="float">
            <text:p>24200,00206</text:p>
          </table:table-cell>
          <table:table-cell office:value-type="float" office:value="1196" calcext:value-type="float">
            <text:p>1196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99.9917" calcext:value-type="float">
            <text:p>24299,9917</text:p>
          </table:table-cell>
          <table:table-cell office:value-type="float" office:value="1213" calcext:value-type="float">
            <text:p>1213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400.01928" calcext:value-type="float">
            <text:p>24400,01928</text:p>
          </table:table-cell>
          <table:table-cell office:value-type="float" office:value="1165" calcext:value-type="float">
            <text:p>1165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500.00476" calcext:value-type="float">
            <text:p>24500,00476</text:p>
          </table:table-cell>
          <table:table-cell office:value-type="float" office:value="1213" calcext:value-type="float">
            <text:p>1213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600.0107" calcext:value-type="float">
            <text:p>24600,0107</text:p>
          </table:table-cell>
          <table:table-cell office:value-type="float" office:value="1212" calcext:value-type="float">
            <text:p>1212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99.99856" calcext:value-type="float">
            <text:p>24699,99856</text:p>
          </table:table-cell>
          <table:table-cell office:value-type="float" office:value="1202" calcext:value-type="float">
            <text:p>1202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9096" calcext:value-type="float">
            <text:p>24799,99096</text:p>
          </table:table-cell>
          <table:table-cell office:value-type="float" office:value="1194" calcext:value-type="float">
            <text:p>1194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99.99216" calcext:value-type="float">
            <text:p>24899,99216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0.0241" calcext:value-type="float">
            <text:p>25000,0241</text:p>
          </table:table-cell>
          <table:table-cell office:value-type="float" office:value="1220" calcext:value-type="float">
            <text:p>1220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100.09192" calcext:value-type="float">
            <text:p>25100,09192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200.03362" calcext:value-type="float">
            <text:p>25200,03362</text:p>
          </table:table-cell>
          <table:table-cell office:value-type="float" office:value="1193" calcext:value-type="float">
            <text:p>1193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99.99358" calcext:value-type="float">
            <text:p>25299,99358</text:p>
          </table:table-cell>
          <table:table-cell office:value-type="float" office:value="1194" calcext:value-type="float">
            <text:p>1194</text:p>
          </table:table-cell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9688" calcext:value-type="float">
            <text:p>25399,99688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99.9952" calcext:value-type="float">
            <text:p>25499,9952</text:p>
          </table:table-cell>
          <table:table-cell office:value-type="float" office:value="1196" calcext:value-type="float">
            <text:p>1196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600.02368" calcext:value-type="float">
            <text:p>25600,02368</text:p>
          </table:table-cell>
          <table:table-cell office:value-type="float" office:value="1227" calcext:value-type="float">
            <text:p>1227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700.0163" calcext:value-type="float">
            <text:p>25700,0163</text:p>
          </table:table-cell>
          <table:table-cell office:value-type="float" office:value="1195" calcext:value-type="float">
            <text:p>1195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99.98862" calcext:value-type="float">
            <text:p>25799,98862</text:p>
          </table:table-cell>
          <table:table-cell office:value-type="float" office:value="1227" calcext:value-type="float">
            <text:p>1227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900.01192" calcext:value-type="float">
            <text:p>25900,01192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99.9938" calcext:value-type="float">
            <text:p>25999,9938</text:p>
          </table:table-cell>
          <table:table-cell office:value-type="float" office:value="1196" calcext:value-type="float">
            <text:p>1196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99.99696" calcext:value-type="float">
            <text:p>26099,99696</text:p>
          </table:table-cell>
          <table:table-cell office:value-type="float" office:value="1200" calcext:value-type="float">
            <text:p>1200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200.0177" calcext:value-type="float">
            <text:p>26200,0177</text:p>
          </table:table-cell>
          <table:table-cell office:value-type="float" office:value="1198" calcext:value-type="float">
            <text:p>119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99.99266" calcext:value-type="float">
            <text:p>26299,99266</text:p>
          </table:table-cell>
          <table:table-cell office:value-type="float" office:value="1220" calcext:value-type="float">
            <text:p>1220</text:p>
          </table:table-cell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400.02682" calcext:value-type="float">
            <text:p>26400,02682</text:p>
          </table:table-cell>
          <table:table-cell office:value-type="float" office:value="1196" calcext:value-type="float">
            <text:p>1196</text:p>
          </table:table-cell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499.99754" calcext:value-type="float">
            <text:p>26499,99754</text:p>
          </table:table-cell>
          <table:table-cell office:value-type="float" office:value="1225" calcext:value-type="float">
            <text:p>1225</text:p>
          </table:table-cell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99.99584" calcext:value-type="float">
            <text:p>26599,99584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700.05846" calcext:value-type="float">
            <text:p>26700,05846</text:p>
          </table:table-cell>
          <table:table-cell office:value-type="float" office:value="1196" calcext:value-type="float">
            <text:p>1196</text:p>
          </table:table-cell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9528" calcext:value-type="float">
            <text:p>26799,99528</text:p>
          </table:table-cell>
          <table:table-cell office:value-type="float" office:value="1200" calcext:value-type="float">
            <text:p>1200</text:p>
          </table:table-cell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900.02378" calcext:value-type="float">
            <text:p>26900,02378</text:p>
          </table:table-cell>
          <table:table-cell office:value-type="float" office:value="1196" calcext:value-type="float">
            <text:p>1196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00.0063" calcext:value-type="float">
            <text:p>27000,0063</text:p>
          </table:table-cell>
          <table:table-cell office:value-type="float" office:value="1221" calcext:value-type="float">
            <text:p>1221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100.02444" calcext:value-type="float">
            <text:p>27100,02444</text:p>
          </table:table-cell>
          <table:table-cell office:value-type="float" office:value="1196" calcext:value-type="float">
            <text:p>1196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99.99518" calcext:value-type="float">
            <text:p>27199,99518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99.99938" calcext:value-type="float">
            <text:p>27299,99938</text:p>
          </table:table-cell>
          <table:table-cell office:value-type="float" office:value="1198" calcext:value-type="float">
            <text:p>1198</text:p>
          </table:table-cell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400.02768" calcext:value-type="float">
            <text:p>27400,02768</text:p>
          </table:table-cell>
          <table:table-cell office:value-type="float" office:value="1203" calcext:value-type="float">
            <text:p>1203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99.9921" calcext:value-type="float">
            <text:p>27499,9921</text:p>
          </table:table-cell>
          <table:table-cell office:value-type="float" office:value="1200" calcext:value-type="float">
            <text:p>1200</text:p>
          </table:table-cell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600.01584" calcext:value-type="float">
            <text:p>27600,01584</text:p>
          </table:table-cell>
          <table:table-cell office:value-type="float" office:value="1194" calcext:value-type="float">
            <text:p>1194</text:p>
          </table:table-cell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700.00566" calcext:value-type="float">
            <text:p>27700,00566</text:p>
          </table:table-cell>
          <table:table-cell office:value-type="float" office:value="1194" calcext:value-type="float">
            <text:p>1194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800.03248" calcext:value-type="float">
            <text:p>27800,03248</text:p>
          </table:table-cell>
          <table:table-cell office:value-type="float" office:value="1198" calcext:value-type="float">
            <text:p>1198</text:p>
          </table:table-cell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899.99642" calcext:value-type="float">
            <text:p>27899,99642</text:p>
          </table:table-cell>
          <table:table-cell office:value-type="float" office:value="1194" calcext:value-type="float">
            <text:p>1194</text:p>
          </table:table-cell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00.04064" calcext:value-type="float">
            <text:p>28000,04064</text:p>
          </table:table-cell>
          <table:table-cell office:value-type="float" office:value="1228" calcext:value-type="float">
            <text:p>1228</text:p>
          </table:table-cell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100.06902" calcext:value-type="float">
            <text:p>28100,06902</text:p>
          </table:table-cell>
          <table:table-cell office:value-type="float" office:value="1220" calcext:value-type="float">
            <text:p>1220</text:p>
          </table:table-cell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200.01178" calcext:value-type="float">
            <text:p>28200,01178</text:p>
          </table:table-cell>
          <table:table-cell office:value-type="float" office:value="1186" calcext:value-type="float">
            <text:p>1186</text:p>
          </table:table-cell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300.00522" calcext:value-type="float">
            <text:p>28300,00522</text:p>
          </table:table-cell>
          <table:table-cell office:value-type="float" office:value="1228" calcext:value-type="float">
            <text:p>1228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99.99014" calcext:value-type="float">
            <text:p>28399,99014</text:p>
          </table:table-cell>
          <table:table-cell office:value-type="float" office:value="1195" calcext:value-type="float">
            <text:p>1195</text:p>
          </table:table-cell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00.00566" calcext:value-type="float">
            <text:p>28500,00566</text:p>
          </table:table-cell>
          <table:table-cell office:value-type="float" office:value="1196" calcext:value-type="float">
            <text:p>1196</text:p>
          </table:table-cell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00.02254" calcext:value-type="float">
            <text:p>28600,02254</text:p>
          </table:table-cell>
          <table:table-cell office:value-type="float" office:value="1200" calcext:value-type="float">
            <text:p>1200</text:p>
          </table:table-cell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99.99924" calcext:value-type="float">
            <text:p>28699,99924</text:p>
          </table:table-cell>
          <table:table-cell office:value-type="float" office:value="1196" calcext:value-type="float">
            <text:p>1196</text:p>
          </table:table-cell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800.0146" calcext:value-type="float">
            <text:p>28800,0146</text:p>
          </table:table-cell>
          <table:table-cell office:value-type="float" office:value="1201" calcext:value-type="float">
            <text:p>1201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900.00044" calcext:value-type="float">
            <text:p>28900,00044</text:p>
          </table:table-cell>
          <table:table-cell office:value-type="float" office:value="1192" calcext:value-type="float">
            <text:p>1192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000.02904" calcext:value-type="float">
            <text:p>29000,02904</text:p>
          </table:table-cell>
          <table:table-cell office:value-type="float" office:value="1194" calcext:value-type="float">
            <text:p>1194</text:p>
          </table:table-cell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100.00138" calcext:value-type="float">
            <text:p>29100,00138</text:p>
          </table:table-cell>
          <table:table-cell office:value-type="float" office:value="1194" calcext:value-type="float">
            <text:p>1194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99.99518" calcext:value-type="float">
            <text:p>29199,99518</text:p>
          </table:table-cell>
          <table:table-cell office:value-type="float" office:value="1183" calcext:value-type="float">
            <text:p>1183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300.05936" calcext:value-type="float">
            <text:p>29300,05936</text:p>
          </table:table-cell>
          <table:table-cell office:value-type="float" office:value="1227" calcext:value-type="float">
            <text:p>1227</text:p>
          </table:table-cell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400.00594" calcext:value-type="float">
            <text:p>29400,00594</text:p>
          </table:table-cell>
          <table:table-cell office:value-type="float" office:value="1220" calcext:value-type="float">
            <text:p>1220</text:p>
          </table:table-cell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99.99678" calcext:value-type="float">
            <text:p>29499,99678</text:p>
          </table:table-cell>
          <table:table-cell office:value-type="float" office:value="1177" calcext:value-type="float">
            <text:p>1177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99.99116" calcext:value-type="float">
            <text:p>29599,99116</text:p>
          </table:table-cell>
          <table:table-cell office:value-type="float" office:value="1200" calcext:value-type="float">
            <text:p>1200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99.99458" calcext:value-type="float">
            <text:p>29699,99458</text:p>
          </table:table-cell>
          <table:table-cell office:value-type="float" office:value="1194" calcext:value-type="float">
            <text:p>1194</text:p>
          </table:table-cell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800.01274" calcext:value-type="float">
            <text:p>29800,01274</text:p>
          </table:table-cell>
          <table:table-cell office:value-type="float" office:value="1202" calcext:value-type="float">
            <text:p>1202</text:p>
          </table:table-cell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99.99768" calcext:value-type="float">
            <text:p>29899,99768</text:p>
          </table:table-cell>
          <table:table-cell office:value-type="float" office:value="1200" calcext:value-type="float">
            <text:p>1200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00.01616" calcext:value-type="float">
            <text:p>30000,01616</text:p>
          </table:table-cell>
          <table:table-cell office:value-type="float" office:value="1228" calcext:value-type="float">
            <text:p>1228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99.9883" calcext:value-type="float">
            <text:p>30099,9883</text:p>
          </table:table-cell>
          <table:table-cell office:value-type="float" office:value="1186" calcext:value-type="float">
            <text:p>1186</text:p>
          </table:table-cell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0488" calcext:value-type="float">
            <text:p>30200,00488</text:p>
          </table:table-cell>
          <table:table-cell office:value-type="float" office:value="1202" calcext:value-type="float">
            <text:p>1202</text:p>
          </table:table-cell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99.99212" calcext:value-type="float">
            <text:p>30299,99212</text:p>
          </table:table-cell>
          <table:table-cell office:value-type="float" office:value="1194" calcext:value-type="float">
            <text:p>1194</text:p>
          </table:table-cell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99.98822" calcext:value-type="float">
            <text:p>30399,98822</text:p>
          </table:table-cell>
          <table:table-cell office:value-type="float" office:value="1188" calcext:value-type="float">
            <text:p>1188</text:p>
          </table:table-cell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500.05102" calcext:value-type="float">
            <text:p>30500,05102</text:p>
          </table:table-cell>
          <table:table-cell office:value-type="float" office:value="1209" calcext:value-type="float">
            <text:p>1209</text:p>
          </table:table-cell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99.99486" calcext:value-type="float">
            <text:p>30599,99486</text:p>
          </table:table-cell>
          <table:table-cell office:value-type="float" office:value="1188" calcext:value-type="float">
            <text:p>1188</text:p>
          </table:table-cell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700.02424" calcext:value-type="float">
            <text:p>30700,02424</text:p>
          </table:table-cell>
          <table:table-cell office:value-type="float" office:value="1188" calcext:value-type="float">
            <text:p>1188</text:p>
          </table:table-cell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99.99204" calcext:value-type="float">
            <text:p>30799,99204</text:p>
          </table:table-cell>
          <table:table-cell office:value-type="float" office:value="1194" calcext:value-type="float">
            <text:p>1194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99.99218" calcext:value-type="float">
            <text:p>30899,99218</text:p>
          </table:table-cell>
          <table:table-cell office:value-type="float" office:value="1196" calcext:value-type="float">
            <text:p>1196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000.0002" calcext:value-type="float">
            <text:p>31000,0002</text:p>
          </table:table-cell>
          <table:table-cell office:value-type="float" office:value="1216" calcext:value-type="float">
            <text:p>1216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100.01622" calcext:value-type="float">
            <text:p>31100,01622</text:p>
          </table:table-cell>
          <table:table-cell office:value-type="float" office:value="1202" calcext:value-type="float">
            <text:p>1202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99.99212" calcext:value-type="float">
            <text:p>31199,99212</text:p>
          </table:table-cell>
          <table:table-cell office:value-type="float" office:value="1190" calcext:value-type="float">
            <text:p>1190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299.99002" calcext:value-type="float">
            <text:p>31299,99002</text:p>
          </table:table-cell>
          <table:table-cell office:value-type="float" office:value="1192" calcext:value-type="float">
            <text:p>1192</text:p>
          </table:table-cell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400.01352" calcext:value-type="float">
            <text:p>31400,01352</text:p>
          </table:table-cell>
          <table:table-cell office:value-type="float" office:value="1194" calcext:value-type="float">
            <text:p>1194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500.03274" calcext:value-type="float">
            <text:p>31500,03274</text:p>
          </table:table-cell>
          <table:table-cell office:value-type="float" office:value="1228" calcext:value-type="float">
            <text:p>1228</text:p>
          </table:table-cell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933" calcext:value-type="float">
            <text:p>31599,9933</text:p>
          </table:table-cell>
          <table:table-cell office:value-type="float" office:value="1201" calcext:value-type="float">
            <text:p>1201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00.02484" calcext:value-type="float">
            <text:p>31700,02484</text:p>
          </table:table-cell>
          <table:table-cell office:value-type="float" office:value="1169" calcext:value-type="float">
            <text:p>1169</text:p>
          </table:table-cell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800.02016" calcext:value-type="float">
            <text:p>31800,02016</text:p>
          </table:table-cell>
          <table:table-cell office:value-type="float" office:value="1200" calcext:value-type="float">
            <text:p>1200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99.99898" calcext:value-type="float">
            <text:p>31899,99898</text:p>
          </table:table-cell>
          <table:table-cell office:value-type="float" office:value="1220" calcext:value-type="float">
            <text:p>1220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99.99138" calcext:value-type="float">
            <text:p>31999,99138</text:p>
          </table:table-cell>
          <table:table-cell office:value-type="float" office:value="1224" calcext:value-type="float">
            <text:p>1224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99.9967" calcext:value-type="float">
            <text:p>32099,9967</text:p>
          </table:table-cell>
          <table:table-cell office:value-type="float" office:value="1211" calcext:value-type="float">
            <text:p>1211</text:p>
          </table:table-cell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200.06726" calcext:value-type="float">
            <text:p>32200,06726</text:p>
          </table:table-cell>
          <table:table-cell office:value-type="float" office:value="1195" calcext:value-type="float">
            <text:p>1195</text:p>
          </table:table-cell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300.00164" calcext:value-type="float">
            <text:p>32300,00164</text:p>
          </table:table-cell>
          <table:table-cell office:value-type="float" office:value="1220" calcext:value-type="float">
            <text:p>1220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99.98838" calcext:value-type="float">
            <text:p>32399,98838</text:p>
          </table:table-cell>
          <table:table-cell office:value-type="float" office:value="1177" calcext:value-type="float">
            <text:p>1177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499.98942" calcext:value-type="float">
            <text:p>32499,98942</text:p>
          </table:table-cell>
          <table:table-cell office:value-type="float" office:value="1200" calcext:value-type="float">
            <text:p>1200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600.02062" calcext:value-type="float">
            <text:p>32600,02062</text:p>
          </table:table-cell>
          <table:table-cell office:value-type="float" office:value="1194" calcext:value-type="float">
            <text:p>1194</text:p>
          </table:table-cell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699.99766" calcext:value-type="float">
            <text:p>32699,99766</text:p>
          </table:table-cell>
          <table:table-cell office:value-type="float" office:value="1198" calcext:value-type="float">
            <text:p>1198</text:p>
          </table:table-cell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99.99828" calcext:value-type="float">
            <text:p>32799,99828</text:p>
          </table:table-cell>
          <table:table-cell office:value-type="float" office:value="1169" calcext:value-type="float">
            <text:p>1169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99.99258" calcext:value-type="float">
            <text:p>32899,99258</text:p>
          </table:table-cell>
          <table:table-cell office:value-type="float" office:value="1224" calcext:value-type="float">
            <text:p>1224</text:p>
          </table:table-cell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99.99778" calcext:value-type="float">
            <text:p>32999,99778</text:p>
          </table:table-cell>
          <table:table-cell office:value-type="float" office:value="1221" calcext:value-type="float">
            <text:p>1221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100.01666" calcext:value-type="float">
            <text:p>33100,01666</text:p>
          </table:table-cell>
          <table:table-cell office:value-type="float" office:value="1226" calcext:value-type="float">
            <text:p>1226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99.99728" calcext:value-type="float">
            <text:p>33199,99728</text:p>
          </table:table-cell>
          <table:table-cell office:value-type="float" office:value="1211" calcext:value-type="float">
            <text:p>1211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300.02526" calcext:value-type="float">
            <text:p>33300,02526</text:p>
          </table:table-cell>
          <table:table-cell office:value-type="float" office:value="1220" calcext:value-type="float">
            <text:p>1220</text:p>
          </table:table-cell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399.99552" calcext:value-type="float">
            <text:p>33399,99552</text:p>
          </table:table-cell>
          <table:table-cell office:value-type="float" office:value="1220" calcext:value-type="float">
            <text:p>1220</text:p>
          </table:table-cell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99.9874" calcext:value-type="float">
            <text:p>33499,9874</text:p>
          </table:table-cell>
          <table:table-cell office:value-type="float" office:value="1192" calcext:value-type="float">
            <text:p>1192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600.01714" calcext:value-type="float">
            <text:p>33600,01714</text:p>
          </table:table-cell>
          <table:table-cell office:value-type="float" office:value="1227" calcext:value-type="float">
            <text:p>1227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700.00442" calcext:value-type="float">
            <text:p>33700,00442</text:p>
          </table:table-cell>
          <table:table-cell office:value-type="float" office:value="1220" calcext:value-type="float">
            <text:p>1220</text:p>
          </table:table-cell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800.00444" calcext:value-type="float">
            <text:p>33800,00444</text:p>
          </table:table-cell>
          <table:table-cell office:value-type="float" office:value="1188" calcext:value-type="float">
            <text:p>1188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99.9983" calcext:value-type="float">
            <text:p>33899,9983</text:p>
          </table:table-cell>
          <table:table-cell office:value-type="float" office:value="1219" calcext:value-type="float">
            <text:p>1219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99.9916" calcext:value-type="float">
            <text:p>33999,9916</text:p>
          </table:table-cell>
          <table:table-cell office:value-type="float" office:value="1198" calcext:value-type="float">
            <text:p>1198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100.0163" calcext:value-type="float">
            <text:p>34100,0163</text:p>
          </table:table-cell>
          <table:table-cell office:value-type="float" office:value="1227" calcext:value-type="float">
            <text:p>1227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200.00602" calcext:value-type="float">
            <text:p>34200,00602</text:p>
          </table:table-cell>
          <table:table-cell office:value-type="float" office:value="1194" calcext:value-type="float">
            <text:p>1194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99.9944" calcext:value-type="float">
            <text:p>34299,9944</text:p>
          </table:table-cell>
          <table:table-cell office:value-type="float" office:value="1196" calcext:value-type="float">
            <text:p>1196</text:p>
          </table:table-cell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99.99654" calcext:value-type="float">
            <text:p>34399,99654</text:p>
          </table:table-cell>
          <table:table-cell office:value-type="float" office:value="1222" calcext:value-type="float">
            <text:p>1222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500.0162" calcext:value-type="float">
            <text:p>34500,0162</text:p>
          </table:table-cell>
          <table:table-cell office:value-type="float" office:value="1202" calcext:value-type="float">
            <text:p>1202</text:p>
          </table:table-cell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599.99488" calcext:value-type="float">
            <text:p>34599,99488</text:p>
          </table:table-cell>
          <table:table-cell office:value-type="float" office:value="1220" calcext:value-type="float">
            <text:p>1220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700.008" calcext:value-type="float">
            <text:p>34700,008</text:p>
          </table:table-cell>
          <table:table-cell office:value-type="float" office:value="1220" calcext:value-type="float">
            <text:p>1220</text:p>
          </table:table-cell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800.01056" calcext:value-type="float">
            <text:p>34800,01056</text:p>
          </table:table-cell>
          <table:table-cell office:value-type="float" office:value="1202" calcext:value-type="float">
            <text:p>1202</text:p>
          </table:table-cell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899.99654" calcext:value-type="float">
            <text:p>34899,99654</text:p>
          </table:table-cell>
          <table:table-cell office:value-type="float" office:value="1226" calcext:value-type="float">
            <text:p>1226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99.99238" calcext:value-type="float">
            <text:p>34999,99238</text:p>
          </table:table-cell>
          <table:table-cell office:value-type="float" office:value="1219" calcext:value-type="float">
            <text:p>1219</text:p>
          </table:table-cell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9886" calcext:value-type="float">
            <text:p>35099,99886</text:p>
          </table:table-cell>
          <table:table-cell office:value-type="float" office:value="1192" calcext:value-type="float">
            <text:p>1192</text:p>
          </table:table-cell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99.99382" calcext:value-type="float">
            <text:p>35199,99382</text:p>
          </table:table-cell>
          <table:table-cell office:value-type="float" office:value="1226" calcext:value-type="float">
            <text:p>1226</text:p>
          </table:table-cell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300.0165" calcext:value-type="float">
            <text:p>35300,0165</text:p>
          </table:table-cell>
          <table:table-cell office:value-type="float" office:value="1196" calcext:value-type="float">
            <text:p>1196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99.99536" calcext:value-type="float">
            <text:p>35399,99536</text:p>
          </table:table-cell>
          <table:table-cell office:value-type="float" office:value="1188" calcext:value-type="float">
            <text:p>1188</text:p>
          </table:table-cell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9438" calcext:value-type="float">
            <text:p>35499,99438</text:p>
          </table:table-cell>
          <table:table-cell office:value-type="float" office:value="1198" calcext:value-type="float">
            <text:p>1198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600.02394" calcext:value-type="float">
            <text:p>35600,02394</text:p>
          </table:table-cell>
          <table:table-cell office:value-type="float" office:value="1200" calcext:value-type="float">
            <text:p>1200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00.00706" calcext:value-type="float">
            <text:p>35700,00706</text:p>
          </table:table-cell>
          <table:table-cell office:value-type="float" office:value="1194" calcext:value-type="float">
            <text:p>1194</text:p>
          </table:table-cell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800.00186" calcext:value-type="float">
            <text:p>35800,00186</text:p>
          </table:table-cell>
          <table:table-cell office:value-type="float" office:value="1228" calcext:value-type="float">
            <text:p>1228</text:p>
          </table:table-cell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99.99484" calcext:value-type="float">
            <text:p>35899,99484</text:p>
          </table:table-cell>
          <table:table-cell office:value-type="float" office:value="1194" calcext:value-type="float">
            <text:p>1194</text:p>
          </table:table-cell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000.00104" calcext:value-type="float">
            <text:p>36000,00104</text:p>
          </table:table-cell>
          <table:table-cell office:value-type="float" office:value="1209" calcext:value-type="float">
            <text:p>1209</text:p>
          </table:table-cell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099.99218" calcext:value-type="float">
            <text:p>36099,99218</text:p>
          </table:table-cell>
          <table:table-cell office:value-type="float" office:value="1194" calcext:value-type="float">
            <text:p>1194</text:p>
          </table:table-cell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200.05266" calcext:value-type="float">
            <text:p>36200,05266</text:p>
          </table:table-cell>
          <table:table-cell office:value-type="float" office:value="1194" calcext:value-type="float">
            <text:p>1194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300.05576" calcext:value-type="float">
            <text:p>36300,05576</text:p>
          </table:table-cell>
          <table:table-cell office:value-type="float" office:value="1220" calcext:value-type="float">
            <text:p>1220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399.99258" calcext:value-type="float">
            <text:p>36399,99258</text:p>
          </table:table-cell>
          <table:table-cell office:value-type="float" office:value="1194" calcext:value-type="float">
            <text:p>1194</text:p>
          </table:table-cell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500.02748" calcext:value-type="float">
            <text:p>36500,02748</text:p>
          </table:table-cell>
          <table:table-cell office:value-type="float" office:value="1195" calcext:value-type="float">
            <text:p>1195</text:p>
          </table:table-cell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599.99176" calcext:value-type="float">
            <text:p>36599,99176</text:p>
          </table:table-cell>
          <table:table-cell office:value-type="float" office:value="1193" calcext:value-type="float">
            <text:p>1193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700.00084" calcext:value-type="float">
            <text:p>36700,00084</text:p>
          </table:table-cell>
          <table:table-cell office:value-type="float" office:value="1227" calcext:value-type="float">
            <text:p>1227</text:p>
          </table:table-cell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800.02774" calcext:value-type="float">
            <text:p>36800,02774</text:p>
          </table:table-cell>
          <table:table-cell office:value-type="float" office:value="1234" calcext:value-type="float">
            <text:p>1234</text:p>
          </table:table-cell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900.02756" calcext:value-type="float">
            <text:p>36900,02756</text:p>
          </table:table-cell>
          <table:table-cell office:value-type="float" office:value="1196" calcext:value-type="float">
            <text:p>1196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000.02428" calcext:value-type="float">
            <text:p>37000,02428</text:p>
          </table:table-cell>
          <table:table-cell office:value-type="float" office:value="1196" calcext:value-type="float">
            <text:p>1196</text:p>
          </table:table-cell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100.0208" calcext:value-type="float">
            <text:p>37100,0208</text:p>
          </table:table-cell>
          <table:table-cell office:value-type="float" office:value="1196" calcext:value-type="float">
            <text:p>1196</text:p>
          </table:table-cell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99.99896" calcext:value-type="float">
            <text:p>37199,99896</text:p>
          </table:table-cell>
          <table:table-cell office:value-type="float" office:value="1226" calcext:value-type="float">
            <text:p>1226</text:p>
          </table:table-cell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99.9922" calcext:value-type="float">
            <text:p>37299,9922</text:p>
          </table:table-cell>
          <table:table-cell office:value-type="float" office:value="1188" calcext:value-type="float">
            <text:p>1188</text:p>
          </table:table-cell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400.0089" calcext:value-type="float">
            <text:p>37400,0089</text:p>
          </table:table-cell>
          <table:table-cell office:value-type="float" office:value="1227" calcext:value-type="float">
            <text:p>1227</text:p>
          </table:table-cell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500.03064" calcext:value-type="float">
            <text:p>37500,03064</text:p>
          </table:table-cell>
          <table:table-cell office:value-type="float" office:value="1196" calcext:value-type="float">
            <text:p>1196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600.0082" calcext:value-type="float">
            <text:p>37600,0082</text:p>
          </table:table-cell>
          <table:table-cell office:value-type="float" office:value="1210" calcext:value-type="float">
            <text:p>1210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700.02024" calcext:value-type="float">
            <text:p>37700,02024</text:p>
          </table:table-cell>
          <table:table-cell office:value-type="float" office:value="1192" calcext:value-type="float">
            <text:p>1192</text:p>
          </table:table-cell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800.0465" calcext:value-type="float">
            <text:p>37800,0465</text:p>
          </table:table-cell>
          <table:table-cell office:value-type="float" office:value="1222" calcext:value-type="float">
            <text:p>1222</text:p>
          </table:table-cell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99.99992" calcext:value-type="float">
            <text:p>37899,99992</text:p>
          </table:table-cell>
          <table:table-cell office:value-type="float" office:value="1220" calcext:value-type="float">
            <text:p>1220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000.01146" calcext:value-type="float">
            <text:p>38000,01146</text:p>
          </table:table-cell>
          <table:table-cell office:value-type="float" office:value="1213" calcext:value-type="float">
            <text:p>1213</text:p>
          </table:table-cell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99.99974" calcext:value-type="float">
            <text:p>38099,99974</text:p>
          </table:table-cell>
          <table:table-cell office:value-type="float" office:value="1202" calcext:value-type="float">
            <text:p>1202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200.02572" calcext:value-type="float">
            <text:p>38200,02572</text:p>
          </table:table-cell>
          <table:table-cell office:value-type="float" office:value="1169" calcext:value-type="float">
            <text:p>1169</text:p>
          </table:table-cell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99.99622" calcext:value-type="float">
            <text:p>38299,99622</text:p>
          </table:table-cell>
          <table:table-cell office:value-type="float" office:value="1193" calcext:value-type="float">
            <text:p>1193</text:p>
          </table:table-cell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99.99742" calcext:value-type="float">
            <text:p>38399,99742</text:p>
          </table:table-cell>
          <table:table-cell office:value-type="float" office:value="1219" calcext:value-type="float">
            <text:p>1219</text:p>
          </table:table-cell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500.01736" calcext:value-type="float">
            <text:p>38500,01736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99.99486" calcext:value-type="float">
            <text:p>38599,99486</text:p>
          </table:table-cell>
          <table:table-cell office:value-type="float" office:value="1226" calcext:value-type="float">
            <text:p>1226</text:p>
          </table:table-cell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700.00688" calcext:value-type="float">
            <text:p>38700,00688</text:p>
          </table:table-cell>
          <table:table-cell office:value-type="float" office:value="1202" calcext:value-type="float">
            <text:p>1202</text:p>
          </table:table-cell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800.00506" calcext:value-type="float">
            <text:p>38800,00506</text:p>
          </table:table-cell>
          <table:table-cell office:value-type="float" office:value="1219" calcext:value-type="float">
            <text:p>1219</text:p>
          </table:table-cell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900.02806" calcext:value-type="float">
            <text:p>38900,02806</text:p>
          </table:table-cell>
          <table:table-cell office:value-type="float" office:value="1195" calcext:value-type="float">
            <text:p>1195</text:p>
          </table:table-cell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99.9988" calcext:value-type="float">
            <text:p>38999,9988</text:p>
          </table:table-cell>
          <table:table-cell office:value-type="float" office:value="1227" calcext:value-type="float">
            <text:p>1227</text:p>
          </table:table-cell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99.99112" calcext:value-type="float">
            <text:p>39099,99112</text:p>
          </table:table-cell>
          <table:table-cell office:value-type="float" office:value="1220" calcext:value-type="float">
            <text:p>1220</text:p>
          </table:table-cell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200.0385" calcext:value-type="float">
            <text:p>39200,0385</text:p>
          </table:table-cell>
          <table:table-cell office:value-type="float" office:value="1220" calcext:value-type="float">
            <text:p>1220</text:p>
          </table:table-cell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300.04126" calcext:value-type="float">
            <text:p>39300,04126</text:p>
          </table:table-cell>
          <table:table-cell office:value-type="float" office:value="1213" calcext:value-type="float">
            <text:p>1213</text:p>
          </table:table-cell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400.0005" calcext:value-type="float">
            <text:p>39400,0005</text:p>
          </table:table-cell>
          <table:table-cell office:value-type="float" office:value="1202" calcext:value-type="float">
            <text:p>1202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99.99806" calcext:value-type="float">
            <text:p>39499,99806</text:p>
          </table:table-cell>
          <table:table-cell office:value-type="float" office:value="1194" calcext:value-type="float">
            <text:p>1194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600.00426" calcext:value-type="float">
            <text:p>39600,00426</text:p>
          </table:table-cell>
          <table:table-cell office:value-type="float" office:value="1220" calcext:value-type="float">
            <text:p>1220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8806" calcext:value-type="float">
            <text:p>39699,98806</text:p>
          </table:table-cell>
          <table:table-cell office:value-type="float" office:value="1210" calcext:value-type="float">
            <text:p>1210</text:p>
          </table:table-cell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800.00014" calcext:value-type="float">
            <text:p>39800,00014</text:p>
          </table:table-cell>
          <table:table-cell office:value-type="float" office:value="1169" calcext:value-type="float">
            <text:p>1169</text:p>
          </table:table-cell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900.02194" calcext:value-type="float">
            <text:p>39900,02194</text:p>
          </table:table-cell>
          <table:table-cell office:value-type="float" office:value="1219" calcext:value-type="float">
            <text:p>1219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000.00084" calcext:value-type="float">
            <text:p>40000,00084</text:p>
          </table:table-cell>
          <table:table-cell office:value-type="float" office:value="1211" calcext:value-type="float">
            <text:p>1211</text:p>
          </table:table-cell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100.02434" calcext:value-type="float">
            <text:p>40100,02434</text:p>
          </table:table-cell>
          <table:table-cell office:value-type="float" office:value="1220" calcext:value-type="float">
            <text:p>1220</text:p>
          </table:table-cell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99.99696" calcext:value-type="float">
            <text:p>40199,99696</text:p>
          </table:table-cell>
          <table:table-cell office:value-type="float" office:value="1195" calcext:value-type="float">
            <text:p>1195</text:p>
          </table:table-cell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300.0045" calcext:value-type="float">
            <text:p>40300,0045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399.99194" calcext:value-type="float">
            <text:p>40399,99194</text:p>
          </table:table-cell>
          <table:table-cell office:value-type="float" office:value="1193" calcext:value-type="float">
            <text:p>1193</text:p>
          </table:table-cell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500.00164" calcext:value-type="float">
            <text:p>40500,00164</text:p>
          </table:table-cell>
          <table:table-cell office:value-type="float" office:value="1228" calcext:value-type="float">
            <text:p>1228</text:p>
          </table:table-cell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600.02322" calcext:value-type="float">
            <text:p>40600,02322</text:p>
          </table:table-cell>
          <table:table-cell office:value-type="float" office:value="1220" calcext:value-type="float">
            <text:p>1220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700.01054" calcext:value-type="float">
            <text:p>40700,01054</text:p>
          </table:table-cell>
          <table:table-cell office:value-type="float" office:value="1209" calcext:value-type="float">
            <text:p>1209</text:p>
          </table:table-cell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800.02038" calcext:value-type="float">
            <text:p>40800,02038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99.9993" calcext:value-type="float">
            <text:p>40899,9993</text:p>
          </table:table-cell>
          <table:table-cell office:value-type="float" office:value="1188" calcext:value-type="float">
            <text:p>118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99.99754" calcext:value-type="float">
            <text:p>40999,99754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100.02282" calcext:value-type="float">
            <text:p>41100,02282</text:p>
          </table:table-cell>
          <table:table-cell office:value-type="float" office:value="1179" calcext:value-type="float">
            <text:p>1179</text:p>
          </table:table-cell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199.99946" calcext:value-type="float">
            <text:p>41199,99946</text:p>
          </table:table-cell>
          <table:table-cell office:value-type="float" office:value="1228" calcext:value-type="float">
            <text:p>1228</text:p>
          </table:table-cell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300.0099" calcext:value-type="float">
            <text:p>41300,0099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400.001" calcext:value-type="float">
            <text:p>41400,001</text:p>
          </table:table-cell>
          <table:table-cell office:value-type="float" office:value="1226" calcext:value-type="float">
            <text:p>1226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500.0407" calcext:value-type="float">
            <text:p>41500,0407</text:p>
          </table:table-cell>
          <table:table-cell office:value-type="float" office:value="1196" calcext:value-type="float">
            <text:p>1196</text:p>
          </table:table-cell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599.99612" calcext:value-type="float">
            <text:p>41599,99612</text:p>
          </table:table-cell>
          <table:table-cell office:value-type="float" office:value="1228" calcext:value-type="float">
            <text:p>122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700.0009" calcext:value-type="float">
            <text:p>41700,0009</text:p>
          </table:table-cell>
          <table:table-cell office:value-type="float" office:value="1226" calcext:value-type="float">
            <text:p>1226</text:p>
          </table:table-cell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800.01892" calcext:value-type="float">
            <text:p>41800,01892</text:p>
          </table:table-cell>
          <table:table-cell office:value-type="float" office:value="1220" calcext:value-type="float">
            <text:p>1220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99.99782" calcext:value-type="float">
            <text:p>41899,99782</text:p>
          </table:table-cell>
          <table:table-cell office:value-type="float" office:value="1213" calcext:value-type="float">
            <text:p>1213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999.99912" calcext:value-type="float">
            <text:p>41999,99912</text:p>
          </table:table-cell>
          <table:table-cell office:value-type="float" office:value="1196" calcext:value-type="float">
            <text:p>1196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99.9947" calcext:value-type="float">
            <text:p>42099,9947</text:p>
          </table:table-cell>
          <table:table-cell office:value-type="float" office:value="1196" calcext:value-type="float">
            <text:p>1196</text:p>
          </table:table-cell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199.99756" calcext:value-type="float">
            <text:p>42199,99756</text:p>
          </table:table-cell>
          <table:table-cell office:value-type="float" office:value="1209" calcext:value-type="float">
            <text:p>1209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300.00056" calcext:value-type="float">
            <text:p>42300,00056</text:p>
          </table:table-cell>
          <table:table-cell office:value-type="float" office:value="1226" calcext:value-type="float">
            <text:p>1226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399.99522" calcext:value-type="float">
            <text:p>42399,99522</text:p>
          </table:table-cell>
          <table:table-cell office:value-type="float" office:value="1198" calcext:value-type="float">
            <text:p>119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500.01992" calcext:value-type="float">
            <text:p>42500,01992</text:p>
          </table:table-cell>
          <table:table-cell office:value-type="float" office:value="1194" calcext:value-type="float">
            <text:p>1194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99.99344" calcext:value-type="float">
            <text:p>42599,99344</text:p>
          </table:table-cell>
          <table:table-cell office:value-type="float" office:value="1209" calcext:value-type="float">
            <text:p>1209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700.00184" calcext:value-type="float">
            <text:p>42700,00184</text:p>
          </table:table-cell>
          <table:table-cell office:value-type="float" office:value="1199" calcext:value-type="float">
            <text:p>1199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99.9953" calcext:value-type="float">
            <text:p>42799,9953</text:p>
          </table:table-cell>
          <table:table-cell office:value-type="float" office:value="1226" calcext:value-type="float">
            <text:p>1226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99.99618" calcext:value-type="float">
            <text:p>42899,99618</text:p>
          </table:table-cell>
          <table:table-cell office:value-type="float" office:value="1211" calcext:value-type="float">
            <text:p>1211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000.0274" calcext:value-type="float">
            <text:p>43000,0274</text:p>
          </table:table-cell>
          <table:table-cell office:value-type="float" office:value="1221" calcext:value-type="float">
            <text:p>1221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100.01648" calcext:value-type="float">
            <text:p>43100,01648</text:p>
          </table:table-cell>
          <table:table-cell office:value-type="float" office:value="1194" calcext:value-type="float">
            <text:p>1194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200.03096" calcext:value-type="float">
            <text:p>43200,03096</text:p>
          </table:table-cell>
          <table:table-cell office:value-type="float" office:value="1202" calcext:value-type="float">
            <text:p>1202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300.02032" calcext:value-type="float">
            <text:p>43300,02032</text:p>
          </table:table-cell>
          <table:table-cell office:value-type="float" office:value="1194" calcext:value-type="float">
            <text:p>1194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400.03218" calcext:value-type="float">
            <text:p>43400,03218</text:p>
          </table:table-cell>
          <table:table-cell office:value-type="float" office:value="1198" calcext:value-type="float">
            <text:p>1198</text:p>
          </table:table-cell>
          <table:table-cell office:value-type="float" office:value="3890" calcext:value-type="float">
            <text:p>389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10:11.602708828</dc:date>
    <meta:editing-duration>PT1M36S</meta:editing-duration>
    <meta:editing-cycles>1</meta:editing-cycles>
    <meta:document-statistic meta:table-count="1" meta:cell-count="1720" meta:object-count="0"/>
    <meta:generator>LibreOffice/5.1.6.2$Linux_X86_64 LibreOffice_project/10m0$Build-2</meta:generator>
  </office:meta>
</office:document-meta>
</file>